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35000000E3917E3ECC44E7D58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6.8389in" fo:margin-left="-0.0069in" fo:margin-top="0in" fo:margin-bottom="0in" table:align="left" style:writing-mode="lr-tb"/>
    </style:style>
    <style:style style:name="Table2.A" style:family="table-column">
      <style:table-column-properties style:column-width="1.5743in"/>
    </style:style>
    <style:style style:name="Table2.B" style:family="table-column">
      <style:table-column-properties style:column-width="0.1806in"/>
    </style:style>
    <style:style style:name="Table2.C" style:family="table-column">
      <style:table-column-properties style:column-width="2.4521in"/>
    </style:style>
    <style:style style:name="Table2.D" style:family="table-column">
      <style:table-column-properties style:column-width="1.3868in"/>
    </style:style>
    <style:style style:name="Table2.E" style:family="table-column">
      <style:table-column-properties style:column-width="0.3938in"/>
    </style:style>
    <style:style style:name="Table2.F" style:family="table-column">
      <style:table-column-properties style:column-width="0.850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none"/>
    </style:style>
    <style:style style:name="Table2.B7" style:family="table-cell">
      <style:table-cell-properties style:vertical-align="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A17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9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style:text-position="0% 100%"/>
    </style:style>
    <style:style style:name="P2" style:family="paragraph" style:parent-style-name="Standard">
      <style:paragraph-properties fo:text-align="justify" style:justify-single-word="false"/>
      <style:text-properties style:text-position="0% 100%" fo:font-weight="normal" style:font-weight-asian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margin-left="0in" fo:margin-right="0in" fo:margin-top="0.0835in" fo:margin-bottom="0in" loext:contextual-spacing="false" fo:line-height="100%" fo:text-align="justify" style:justify-single-word="false" fo:text-indent="0in" style:auto-text-indent="false" style:page-number="1"/>
      <style:text-properties style:text-position="0% 100%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text-position="0% 100%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normal" style:font-weight-asian="normal"/>
    </style:style>
    <style:style style:name="T4" style:family="text">
      <style:text-properties style:text-position="0% 100%" fo:font-style="italic" style:font-style-asian="italic"/>
    </style:style>
    <style:style style:name="T5" style:family="text">
      <style:text-properties style:text-position="0% 100%" fo:font-style="italic" fo:font-weight="bold" style:font-style-asian="italic" style:font-weight-asian="bold"/>
    </style:style>
    <style:style style:name="T6" style:family="text">
      <style:text-properties style:text-position="0% 100%" fo:font-style="normal" style:font-style-asian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h text:style-name="P3" text:outline-level="1"><text:span text:style-name="T2">Caso de uso</text:span></text:h>
          </table:table-cell>
          <table:table-cell table:style-name="Table2.B1" table:number-columns-spanned="3" office:value-type="string">
            <text:h text:style-name="P3" text:outline-level="1">Comunicar reserva.</text:h>
          </table:table-cell>
          <table:covered-table-cell/>
          <table:covered-table-cell/>
          <table:table-cell table:style-name="Table2.B1" office:value-type="string">
            <text:h text:style-name="P3" text:outline-level="1"><text:span text:style-name="T1">ID</text:span></text:h>
          </table:table-cell>
          <table:table-cell table:style-name="Table2.B1" office:value-type="string">
            <text:h text:style-name="P1" text:outline-level="1"/>
          </table:table-cell>
        </table:table-row>
        <table:table-row table:style-name="Table2.1">
          <table:table-cell table:style-name="Table2.A1" office:value-type="string">
            <text:h text:style-name="P3" text:outline-level="1"><text:span text:style-name="T2">Breve descripción</text:span></text:h>
          </table:table-cell>
          <table:table-cell table:style-name="Table2.B1" table:number-columns-spanned="5" office:value-type="string">
            <text:h text:style-name="P3" text:outline-level="1">El sistema deberá comportarse tal como se describe en el siguiente caso de uso cuando un administrador quiera comunicar el estado de la reserva (ya sea si se ha hecho efectiva o si se ha cancelado)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 principal</text:span></text:h>
          </table:table-cell>
          <table:table-cell table:style-name="Table2.B1" table:number-columns-spanned="5" office:value-type="string">
            <text:h text:style-name="P3" text:outline-level="1">Administrador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es secundarios</text:span></text:h>
          </table:table-cell>
          <table:table-cell table:style-name="Table2.B1" table:number-columns-spanned="5" office:value-type="string">
            <text:h text:style-name="P3" text:outline-level="1">Cliente(?)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Referencias</text:span></text:h>
          </table:table-cell>
          <table:table-cell table:style-name="Table2.B1" table:number-columns-spanned="5" office:value-type="string">
            <text:h text:style-name="P3" text:outline-level="1">Realizar reserva, cancelar reserv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recondiciones</text:span></text:h>
          </table:table-cell>
          <table:table-cell table:style-name="Table2.B1" table:number-columns-spanned="5" office:value-type="string">
            <text:h text:style-name="P6" text:outline-level="1">El actor debe tener la autorización para realizar esta acción (ser administrador) y debe haber una reserva relacionad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6" office:value-type="string">
            <text:h text:style-name="P3" text:outline-level="1"><text:span text:style-name="T2">Flujo principal</text:span></text:h>
            <text:h text:style-name="P2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1</text:span></text:h>
          </table:table-cell>
          <table:table-cell table:style-name="Table2.B1" office:value-type="string">
            <text:h text:style-name="P3" text:outline-level="1">El CU comenzará cuando el administrador desee comunicar la reserva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3" text:outline-level="1">El sistema le pedirá el email de contacto del cliente y el contenido que quiera añadir.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3</text:span></text:h>
          </table:table-cell>
          <table:table-cell table:style-name="Table2.B1" office:value-type="string">
            <text:h text:style-name="P3" text:outline-level="1">El administrador introduce el email y la descripción correspondiente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4</text:h>
          </table:table-cell>
          <table:table-cell table:style-name="Table2.B1" office:value-type="string">
            <text:h text:style-name="P3" text:outline-level="1"/>
          </table:table-cell>
          <table:table-cell table:style-name="Table2.B1" table:number-columns-spanned="3" office:value-type="string">
            <text:h text:style-name="P3" text:outline-level="1">El sistema envia el contenido al cliente.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5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ostcondiciones</text:span></text:h>
          </table:table-cell>
          <table:table-cell table:style-name="Table2.B1" table:number-columns-spanned="5" office:value-type="string">
            <text:h text:style-name="P3" text:outline-level="1">El cliente recibe el contenido y la documentación de la reserv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3" office:value-type="string">
            <text:h text:style-name="P3" text:outline-level="1"><text:span text:style-name="T2">Flujo alternativo</text:span><text:span text:style-name="T1">:</text:span></text:h>
            <text:h text:style-name="P1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7" table:number-rows-spanned="3" office:value-type="string">
            <text:h text:style-name="P3" text:outline-level="1"><text:span text:style-name="T2">Flujo alternativo:</text:span></text:h>
            <text:h text:style-name="P3" text:outline-level="1"><text:span text:style-name="T1">(indicar nombre)</text:span></text:h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</table:table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in" fo:margin-bottom="0in" loext:contextual-spacing="false" style:line-height-at-least="0.0008in" fo:text-align="center" style:justify-single-word="false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normal" style:default-outline-level="1" style:list-style-name="" style:class="extra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Index" style:family="paragraph" style:parent-style-name="normal" style:default-outline-level="1" style:list-style-name="" style:class="index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ítulo_20_1" style:display-name="Título 1" style:family="paragraph" style:parent-style-name="normal" style:next-style-name="Standard" style:default-outline-level="1" style:list-style-name="">
      <style:paragraph-properties fo:margin-top="0.1665in" fo:margin-bottom="0.1665in" loext:contextual-spacing="false" style:line-height-at-least="0.0008in" fo:text-align="center" style:justify-single-word="false" fo:hyphenation-ladder-count="no-limit" fo:keep-with-next="always" style:vertical-align="top"/>
      <style:text-properties style:text-position="0% 100%" fo:font-size="15pt" fo:language="es" fo:country="ES" fo:font-weight="bold" style:letter-kerning="true" style:text-blinking="false" style:font-size-asian="15pt" style:language-asian="zh" style:country-asian="CN" style:font-weight-asian="bold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ítulo_20_2" style:display-name="Título 2" style:family="paragraph" style:parent-style-name="normal" style:next-style-name="Standard" style:default-outline-level="2" style:list-style-name="">
      <style:paragraph-properties fo:margin-top="0.1665in" fo:margin-bottom="0.1665in" loext:contextual-spacing="false" style:line-height-at-least="0.0008in" fo:hyphenation-ladder-count="no-limit" fo:keep-with-next="always" style:vertical-align="top"/>
      <style:text-properties style:text-position="0% 100%" fo:font-size="14pt" fo:language="es" fo:country="ES" fo:font-style="italic" fo:font-weight="bold" style:text-blinking="false" style:font-size-asian="14pt" style:language-asian="zh" style:country-asian="CN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/>
    </style:style>
    <style:style style:name="Título_20_3" style:display-name="Título 3" style:family="paragraph" style:parent-style-name="normal" style:next-style-name="Standard" style:default-outline-level="3" style:list-style-name="">
      <style:paragraph-properties fo:margin-top="0.1665in" fo:margin-bottom="0.0417in" loext:contextual-spacing="false" style:line-height-at-least="0.0008in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3pt" fo:language="es" fo:country="ES" fo:font-weight="bold" style:text-blinking="fals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Encabezado1" style:family="paragraph" style:parent-style-name="normal" style:default-outline-level="1" style:list-style-name="">
      <style:paragraph-properties fo:margin-top="0.1665in" fo:margin-bottom="0.0835in" loext:contextual-spacing="false" style:line-height-at-least="0.0008in" fo:hyphenation-ladder-count="no-limit" fo:keep-with-next="always" style:vertical-align="top"/>
      <style:text-properties style:text-position="0% 100%" style:font-name="Liberation Sans" fo:font-family="'Liberation Sans'" style:font-family-generic="roman" style:font-pitch="variable" fo:font-size="14pt" fo:language="es" fo:country="ES" style:text-blinking="false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Texto_20_independiente" style:display-name="Texto independient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Lista" style:family="paragraph" style:parent-style-name="normal" style:default-outline-level="1" style:list-style-name="">
      <style:paragraph-properties fo:margin-left="0.248in" fo:margin-right="0in" fo:margin-top="0.0835in" fo:margin-bottom="0in" loext:contextual-spacing="false" fo:line-height="150%" fo:text-align="justify" style:justify-single-word="false" fo:hyphenation-ladder-count="no-limit" fo:text-indent="-0.248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Descripción" style:family="paragraph" style:parent-style-name="normal" style:default-outline-level="1" style:list-style-name="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Índic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odigo" style:family="paragraph" style:parent-style-name="normal" style:default-outline-level="1" style:list-style-name="">
      <style:paragraph-properties fo:margin-left="0.25in" fo:margin-right="0in" fo:margin-top="0in" fo:margin-bottom="0.0835in" loext:contextual-spacing="false" style:line-height-at-least="0.0008in" fo:text-align="justify" style:justify-single-word="false" fo:hyphenation-ladder-count="no-limit" fo:text-indent="0in" style:auto-text-indent="false" style:vertical-align="top"/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language-asian="zh" style:country-asian="CN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Pie_20_de_20_página" style:display-name="Pie de págin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angría_20_de_20_texto_20_normal" style:display-name="Sangría de texto normal" style:family="paragraph" style:parent-style-name="normal" style:default-outline-level="1" style:list-style-name="">
      <style:paragraph-properties fo:margin-left="0.7874in" fo:margin-right="0in" fo:margin-top="0.0835in" fo:margin-bottom="0in" loext:contextual-spacing="false" style:line-height-at-least="0.0008in" fo:text-align="justify" style:justify-single-word="false" fo:hyphenation-ladder-count="no-limit" fo:text-indent="-0.3937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Sangría_20_2_20_de_20_t._20_independiente1" style:display-name="Sangría 2 de t. independiente1" style:family="paragraph" style:parent-style-name="normal" style:default-outline-level="1" style:list-style-name="">
      <style:paragraph-properties fo:margin-left="0.1965in" fo:margin-right="0in" fo:margin-top="0in" fo:margin-bottom="0.0835in" loext:contextual-spacing="false" fo:line-height="200%" fo:hyphenation-ladder-count="no-limit" fo:text-indent="0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ítulo" style:family="paragraph" style:parent-style-name="normal" style:default-outline-level="1" style:list-style-name="">
      <style:paragraph-properties fo:margin-top="0in" fo:margin-bottom="0in" loext:contextual-spacing="false" style:line-height-at-least="0.0008in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Contents" style:display-name="Table Contents" style:family="paragraph" style:parent-style-name="normal" style:default-outline-level="1" style:list-style-name="" style:class="extra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Contenido_20_de_20_la_20_tabla" style:display-name="Contenido de la tabl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_20_de_20_la_20_tabla" style:display-name="Encabezado de la tabla" style:family="paragraph" style:parent-style-name="Contenido_20_de_20_la_20_tabla" style:default-outline-level="1" style:list-style-name="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WW8Num2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z0" style:family="text">
      <style:text-properties style:text-position="0% 100%" style:text-blinking="fals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text-blinking="false" style:text-emphasize="none" style:text-scale="100%"/>
    </style:style>
    <style:style style:name="WW8Num7z0" style:family="text">
      <style:text-properties style:text-position="0% 100%" style:font-name="Times New Roman" fo:font-family="'Times New Roman'" style:font-family-generic="roman" style:font-pitch="variable" style:text-blink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WW8Num7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7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7z3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8z0" style:family="text">
      <style:text-properties style:text-position="0% 100%" style:text-blinking="false" style:text-emphasize="none" style:text-scale="100%"/>
    </style:style>
    <style:style style:name="WW8Num9z0" style:family="text">
      <style:text-properties style:text-position="0% 100%" style:text-blinking="fals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4z0" style:family="text">
      <style:text-properties style:text-position="0% 100%" style:text-blinking="fals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6z0" style:family="text">
      <style:text-properties style:text-position="0% 100%" style:text-blinking="false" style:text-emphasize="none" style:text-scale="100%"/>
    </style:style>
    <style:style style:name="WW8Num17z0" style:family="text">
      <style:text-properties style:text-position="0% 100%" style:font-name="Calibri" fo:font-family="Calibri" style:font-family-generic="roman" style:font-pitch="variable" style:text-blinking="false" style:font-name-complex="Calibri1" style:font-family-complex="Calibri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8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9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2z0" style:family="text">
      <style:text-properties style:text-position="0% 100%" style:text-blinking="false" style:text-emphasize="none" style:text-scale="100%"/>
    </style:style>
    <style:style style:name="WW8Num2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3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3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4z0" style:family="text">
      <style:text-properties style:text-position="0% 100%" style:text-blinking="false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6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6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6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7z0" style:family="text">
      <style:text-properties style:text-position="0% 100%" style:text-blinking="false" style:text-emphasize="none" style:text-scale="100%"/>
    </style:style>
    <style:style style:name="WW8Num28z0" style:family="text">
      <style:text-properties style:text-position="0% 100%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3z0" style:family="text">
      <style:text-properties style:text-position="0% 100%" style:text-blinking="false" style:text-emphasize="none" style:text-scale="100%"/>
    </style:style>
    <style:style style:name="Fuente_20_de_20_párrafo_20_predeter.1" style:display-name="Fuente de párrafo predeter.1" style:family="text">
      <style:text-properties style:text-position="0% 100%" style:text-blinking="false" style:text-emphasize="none" style:text-scale="100%"/>
    </style:style>
    <style:style style:name="codigo_20_Car" style:display-name="codigo Car" style:family="text"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/>
    </style:style>
    <style:style style:name="Hipervínculo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Subtitle_20_Char" style:display-name="Subtitle Char" style:family="text">
      <style:text-properties style:text-position="0% 100%" fo:font-size="12pt" fo:language="es" fo:country="ES" fo:font-weight="bold" style:text-blinking="false" style:font-size-asian="12pt" style:font-weight-asian="bold" style:font-size-complex="12pt" style:language-complex="ar" style:country-complex="SA" style:text-emphasize="none" style:text-scale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825in" fo:margin-left="0in" fo:margin-top="0in" fo:margin-bottom="0in" table:align="left" style:writing-mode="lr-tb"/>
    </style:style>
    <style:style style:name="Table1.A" style:family="table-column">
      <style:table-column-properties style:column-width="1.9493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37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MP2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M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MP6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MT1" style:family="text">
      <style:text-properties style:text-position="0% 100%" fo:font-style="italic" style:font-style-asian="italic"/>
    </style:style>
    <style:style style:name="MT2" style:family="text">
      <style:text-properties style:text-position="0% 100%" fo:font-weight="bold" style:font-weight-asian="bold"/>
    </style:style>
    <style:style style:name="MT3" style:family="text">
      <style:text-properties style:text-position="0% 100%" fo:font-style="italic" fo:font-weight="bold" style:font-style-asian="italic" style:font-weight-asian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h text:style-name="MP2" text:outline-level="1"><draw:frame draw:style-name="Mfr1" draw:name="image1.jpg" text:anchor-type="char" svg:x="-0.1in" svg:y="0.1638in" svg:width="1.9965in" svg:height="0.5508in" draw:z-index="0"><draw:image xlink:href="Pictures/1000000000000335000000E3917E3ECC44E7D581.jpg" xlink:type="simple" xlink:show="embed" xlink:actuate="onLoad" loext:mime-type="image/jpeg"/></draw:frame></text:h>
            </table:table-cell>
            <table:table-cell table:style-name="Table1.A1" office:value-type="string">
              <text:h text:style-name="MP3" text:outline-level="1"><text:span text:style-name="MT1">CFGS </text:span></text:h>
              <text:h text:style-name="MP3" text:outline-level="1"><text:span text:style-name="MT1">Desarrollo de Aplicaciones Web</text:span></text:h>
              <text:h text:style-name="MP3" text:outline-level="1"><text:span text:style-name="MT2">Entornos de Desarrollo</text:span></text:h>
              <text:h text:style-name="MP4" text:outline-level="1"/>
            </table:table-cell>
            <table:table-cell table:style-name="Table1.A1" office:value-type="string">
              <text:h text:style-name="MP5" text:outline-level="1"/>
              <text:h text:style-name="MP3" text:outline-level="1"><text:span text:style-name="MT3">Unidad 2</text:span></text:h>
              <text:h text:style-name="MP4" text:outline-level="1"/>
            </table:table-cell>
          </table:table-row>
        </table:table>
        <text:h text:style-name="MP6" text:outline-level="1"/>
      </style:header>
      <style:footer>
        <text:h text:style-name="MP7" text:outline-level="1"><text:span text:style-name="MT4">Emiliano Torres<text:tab/><text:tab/></text:span><text:page-number text:select-page="current">1</text:page-number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41:00</meta:creation-date>
    <meta:initial-creator>jesus</meta:initial-creator>
    <meta:document-statistic meta:table-count="2" meta:image-count="1" meta:object-count="0" meta:page-count="1" meta:paragraph-count="43" meta:word-count="164" meta:character-count="1021" meta:non-whitespace-character-count="898"/>
    <meta:generator>LibreOfficeDev/6.0.5.2$Linux_X86_64 LibreOffice_project/</meta:generator>
  </office:meta>
</office:document-meta>
</file>